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" manifest:full-path="Object 1/Pictures/2000000D000000DD000000DD539AEB53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35cm solid #000000" fo:border-right="0.035cm solid #000000" fo:border-top="0.002cm solid #000000"/>
    </style:style>
    <style:style style:name="ce5" style:family="table-cell" style:parent-style-name="Default">
      <style:table-cell-properties fo:border-bottom="0.035cm solid #000000" fo:border-left="0.035cm solid #000000" fo:border-right="0.035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 style:data-style-name="N142">
      <style:table-cell-properties fo:border-bottom="0.002cm solid #000000" fo:border-left="0.002cm solid #000000" fo:border-right="0.002cm solid #000000" fo:border-top="0.035cm solid #000000"/>
    </style:style>
    <style:style style:name="ce17" style:family="table-cell" style:parent-style-name="Default" style:data-style-name="N1">
      <style:table-cell-properties fo:border="0.002cm solid #000000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9" style:family="table-cell" style:parent-style-name="Default">
      <style:table-cell-properties fo:border-bottom="0.035cm solid #000000" fo:border-left="none" fo:border-right="none" fo:border-top="0.035cm solid #000000"/>
    </style:style>
    <style:style style:name="ce20" style:family="table-cell" style:parent-style-name="Default" style:data-style-name="N2">
      <style:table-cell-properties fo:border="0.002cm solid #000000"/>
    </style:style>
    <style:style style:name="ce21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2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28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9" style:family="table-cell" style:parent-style-name="Default" style:data-style-name="N142">
      <style:table-cell-properties fo:border-bottom="0.002cm solid #000000" fo:border-left="0.002cm solid #000000" fo:border-right="0.035cm solid #000000" fo:border-top="0.035cm solid #000000"/>
    </style:style>
    <style:style style:name="ce30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31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32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33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style:font-name="Arial1"/>
    </style:style>
    <style:style style:name="ce34" style:family="table-cell" style:parent-style-name="Default">
      <style:table-cell-properties fo:border-bottom="0.002cm solid #000000" style:text-align-source="fix" style:repeat-content="false" fo:border-left="0.035cm solid #000000" fo:border-right="none" fo:border-top="0.002cm solid #000000"/>
      <style:paragraph-properties fo:text-align="end" fo:margin-left="0cm"/>
    </style:style>
    <style:style style:name="ce35" style:family="table-cell" style:parent-style-name="Default">
      <style:table-cell-properties fo:border-bottom="0.035cm solid #000000" style:text-align-source="fix" style:repeat-content="false" fo:border-left="0.035cm solid #000000" fo:border-right="none" fo:border-top="0.002cm solid #000000" style:vertical-align="middle"/>
      <style:paragraph-properties fo:text-align="end" fo:margin-left="0cm"/>
      <style:text-properties style:font-name="Arial1"/>
    </style:style>
    <style:style style:name="ce3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37" style:family="table-cell" style:parent-style-name="Default" style:data-style-name="N140">
      <style:table-cell-properties fo:border-bottom="0.002cm solid #000000" fo:border-left="0.035cm solid #000000" fo:border-right="0.002cm solid #000000" fo:border-top="0.002cm solid #000000"/>
    </style:style>
    <style:style style:name="ce38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0.035cm solid #000000" style:text-align-source="fix" style:repeat-content="false" fo:border-left="none" fo:border-right="0.035cm solid #000000" fo:border-top="0.002cm solid #000000"/>
      <style:paragraph-properties fo:text-align="start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43" style:family="table-cell" style:parent-style-name="Default">
      <style:table-cell-properties fo:border-bottom="0.035cm solid #000000" fo:border-left="0.002cm solid #000000" fo:border-right="0.002cm solid #000000" fo:border-top="0.035cm solid #000000"/>
    </style:style>
    <style:style style:name="ce44" style:family="table-cell" style:parent-style-name="Default">
      <style:table-cell-properties fo:border-bottom="0.002cm solid #000000" fo:border-left="none" fo:border-right="0.035cm solid #000000" fo:border-top="0.035cm solid #000000"/>
    </style:style>
    <style:style style:name="ce45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46" style:family="table-cell" style:parent-style-name="Default">
      <style:table-cell-properties fo:border-bottom="0.035cm solid #000000" fo:border-left="none" fo:border-right="0.035cm solid #000000" fo:border-top="0.002cm solid #000000"/>
    </style:style>
    <style:style style:name="ce4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start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49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5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53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54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55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5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57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5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font-name="Arial1"/>
    </style:style>
    <style:style style:name="T4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14"/>
        <table:table-column table:style-name="co3" table:default-cell-style-name="ce20"/>
        <table:table-column table:style-name="co2" table:default-cell-style-name="ce23"/>
        <table:table-column table:style-name="co3" table:default-cell-style-name="ce27"/>
        <table:table-column table:style-name="co2" table:default-cell-style-name="ce14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>
            <text:p>R(мм) = </text:p>
          </table:table-cell>
          <table:table-cell table:style-name="ce11" office:value-type="float" office:value="23" table:number-columns-spanned="6" table:number-rows-spanned="1">
            <text:p>23</text:p>
          </table:table-cell>
          <table:covered-table-cell table:number-columns-repeated="4" table:style-name="ce19"/>
          <table:covered-table-cell table:style-name="ce32"/>
          <table:table-cell table:number-columns-repeated="2"/>
          <table:table-cell table:style-name="ce33" office:value-type="string">
            <text:p>φ<text:span text:style-name="T3">° = </text:span></text:p>
          </table:table-cell>
          <table:table-cell table:style-name="ce39" office:value-type="float" office:value="45" table:number-columns-spanned="3" table:number-rows-spanned="1">
            <text:p>45</text:p>
          </table:table-cell>
          <table:covered-table-cell table:style-name="ce44"/>
          <table:covered-table-cell/>
          <table:table-cell/>
          <table:table-cell table:style-name="ce50" office:value-type="string" table:number-columns-spanned="6" table:number-rows-spanned="1">
            <text:p>Рассчет погрешности(LINEST)</text:p>
          </table:table-cell>
          <table:covered-table-cell table:number-columns-repeated="4" table:style-name="ce52"/>
          <table:covered-table-cell table:style-name="ce55"/>
        </table:table-row>
        <table:table-row table:style-name="ro2">
          <table:table-cell table:style-name="ce2" office:value-type="string" table:number-columns-spanned="1" table:number-rows-spanned="2">
            <text:p>m</text:p>
          </table:table-cell>
          <table:table-cell table:style-name="ce12" office:value-type="string" table:number-columns-spanned="2" table:number-rows-spanned="1">
            <text:p>Красный</text:p>
          </table:table-cell>
          <table:covered-table-cell table:style-name="ce12"/>
          <table:table-cell table:style-name="ce2" office:value-type="string" table:number-columns-spanned="2" table:number-rows-spanned="1">
            <text:p>Зеленый</text:p>
          </table:table-cell>
          <table:covered-table-cell table:style-name="ce25"/>
          <table:table-cell table:style-name="ce25" office:value-type="string" table:number-columns-spanned="2" table:number-rows-spanned="1">
            <text:p>Синий</text:p>
          </table:table-cell>
          <table:covered-table-cell table:style-name="ce25"/>
          <table:table-cell table:number-columns-repeated="2"/>
          <table:table-cell table:style-name="ce34" office:value-type="string">
            <text:p>n = </text:p>
          </table:table-cell>
          <table:table-cell table:style-name="ce40" office:value-type="float" office:value="1.59" table:number-columns-spanned="3" table:number-rows-spanned="1">
            <text:p>1,59</text:p>
          </table:table-cell>
          <table:covered-table-cell table:style-name="ce45"/>
          <table:covered-table-cell/>
          <table:table-cell/>
          <table:table-cell table:style-name="ce51" table:formula="of:=[.B2]" office:value-type="string" office:string-value="Красный" table:number-columns-spanned="2" table:number-rows-spanned="1">
            <text:p>Красный</text:p>
          </table:table-cell>
          <table:covered-table-cell table:style-name="ce53"/>
          <table:table-cell table:style-name="ce53" table:formula="of:=[.D2]" office:value-type="string" office:string-value="Зеленый" table:number-columns-spanned="2" table:number-rows-spanned="1">
            <text:p>Зеленый</text:p>
          </table:table-cell>
          <table:covered-table-cell table:style-name="ce53"/>
          <table:table-cell table:style-name="ce58" table:formula="of:=[.F2]" office:value-type="string" office:string-value="Синий" table:number-columns-spanned="2" table:number-rows-spanned="1">
            <text:p>Синий</text:p>
          </table:table-cell>
          <table:covered-table-cell table:style-name="ce58"/>
        </table:table-row>
        <table:table-row table:style-name="ro3">
          <table:covered-table-cell table:style-name="ce3"/>
          <table:table-cell table:style-name="ce13" office:value-type="string">
            <text:p>d<text:span text:style-name="T1">m</text:span></text:p>
          </table:table-cell>
          <table:table-cell table:style-name="ce13" office:value-type="string">
            <text:p>d<text:span text:style-name="T1">m</text:span><text:span text:style-name="T4">, мм</text:span><text:span text:style-name="T2">2</text:span></text:p>
          </table:table-cell>
          <table:table-cell table:style-name="ce22" office:value-type="string">
            <text:p>d<text:span text:style-name="T1">m</text:span></text:p>
          </table:table-cell>
          <table:table-cell table:style-name="ce26" office:value-type="string">
            <text:p>d<text:span text:style-name="T1">m</text:span><text:span text:style-name="T4">, мм</text:span><text:span text:style-name="T2">2</text:span></text:p>
          </table:table-cell>
          <table:table-cell table:style-name="ce13" office:value-type="string">
            <text:p>d<text:span text:style-name="T1">m</text:span></text:p>
          </table:table-cell>
          <table:table-cell table:style-name="ce26" office:value-type="string">
            <text:p>d<text:span text:style-name="T1">m</text:span><text:span text:style-name="T4">, мм</text:span><text:span text:style-name="T2">2</text:span></text:p>
          </table:table-cell>
          <table:table-cell table:number-columns-repeated="2"/>
          <table:table-cell table:style-name="ce35" office:value-type="string">
            <text:p>λ(нм) = </text:p>
          </table:table-cell>
          <table:table-cell table:style-name="ce41" office:value-type="float" office:value="650" table:number-columns-spanned="3" table:number-rows-spanned="1">
            <text:p>650</text:p>
          </table:table-cell>
          <table:covered-table-cell table:style-name="ce46"/>
          <table:covered-table-cell/>
          <table:table-cell/>
          <table:table-cell table:style-name="ce23" table:number-matrix-columns-spanned="2" table:number-matrix-rows-spanned="5" table:formula="of:=LINEST([.C4:.C10];[.A4:.A10];1;1)" office:value-type="float" office:value="0.0598785714285714">
            <text:p>0,0598785714</text:p>
          </table:table-cell>
          <table:table-cell table:style-name="ce14" office:value-type="float" office:value="0.0137571428571428">
            <text:p>0,0137571429</text:p>
          </table:table-cell>
          <table:table-cell table:style-name="ce54" table:number-matrix-columns-spanned="2" table:number-matrix-rows-spanned="5" table:formula="of:=LINEST([.E4:.E10];[.A4:.A10];1;1)" office:value-type="float" office:value="0.0499071428571429">
            <text:p>0,0499071429</text:p>
          </table:table-cell>
          <table:table-cell table:style-name="ce55" office:value-type="float" office:value="0.00667142857142855">
            <text:p>0,0066714286</text:p>
          </table:table-cell>
          <table:table-cell table:style-name="ce14" table:number-matrix-columns-spanned="2" table:number-matrix-rows-spanned="5" table:formula="of:=LINEST([.G4:.G10];[.A4:.A10];1;1)" office:value-type="float" office:value="0.0442332857142857">
            <text:p>0,0442332857</text:p>
          </table:table-cell>
          <table:table-cell table:style-name="ce56" office:value-type="float" office:value="0.0345434285714286">
            <text:p>0,0345434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([.B4]*0.02)^2" office:value-type="float" office:value="0.0784">
            <text:p>0,08</text:p>
          </table:table-cell>
          <table:table-cell office:value-type="float" office:value="12">
            <text:p>12</text:p>
          </table:table-cell>
          <table:table-cell table:formula="of:=([.D4]*0.02)^2" office:value-type="float" office:value="0.0576">
            <text:p>0,06</text:p>
          </table:table-cell>
          <table:table-cell office:value-type="float" office:value="14">
            <text:p>14</text:p>
          </table:table-cell>
          <table:table-cell table:formula="of:=([.F4]*0.02)^2" office:value-type="float" office:value="0.0784">
            <text:p>0,08</text:p>
          </table:table-cell>
          <table:table-cell table:number-columns-repeated="2"/>
          <table:table-cell table:style-name="ce36" office:value-type="string">
            <text:p>L, см</text:p>
          </table:table-cell>
          <table:table-cell table:style-name="ce42" office:value-type="string">
            <text:p><text:span text:style-name="T3">Δ</text:span>x, см</text:p>
          </table:table-cell>
          <table:table-cell table:style-name="ce42" office:value-type="string">
            <text:p>h, мкм</text:p>
          </table:table-cell>
          <table:table-cell table:style-name="ce48" office:value-type="string">
            <text:p><text:span text:style-name="T3">Δ</text:span>h, мкм</text:p>
          </table:table-cell>
          <table:table-cell/>
          <table:table-cell table:style-name="ce23" office:value-type="float" office:value="0.000638533076508901">
            <text:p>0,0006385331</text:p>
          </table:table-cell>
          <table:table-cell table:style-name="ce14" office:value-type="float" office:value="0.00285560672991195">
            <text:p>0,0028556067</text:p>
          </table:table-cell>
          <table:table-cell table:style-name="ce23" office:value-type="float" office:value="0.000949656221364084">
            <text:p>0,0009496562</text:p>
          </table:table-cell>
          <table:table-cell table:style-name="ce56" office:value-type="float" office:value="0.00424699173245136">
            <text:p>0,0042469917</text:p>
          </table:table-cell>
          <table:table-cell table:style-name="ce14" office:value-type="float" office:value="0.000119429101160815">
            <text:p>0,0001194291</text:p>
          </table:table-cell>
          <table:table-cell table:style-name="ce56" office:value-type="float" office:value="0.000534103177374562">
            <text:p>0,000534103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([.B5]*0.02)^2" office:value-type="float" office:value="0.1296">
            <text:p>0,13</text:p>
          </table:table-cell>
          <table:table-cell office:value-type="float" office:value="16">
            <text:p>16</text:p>
          </table:table-cell>
          <table:table-cell table:formula="of:=([.D5]*0.02)^2" office:value-type="float" office:value="0.1024">
            <text:p>0,10</text:p>
          </table:table-cell>
          <table:table-cell office:value-type="float" office:value="17.5">
            <text:p>17,5</text:p>
          </table:table-cell>
          <table:table-cell table:formula="of:=([.F5]*0.02)^2" office:value-type="float" office:value="0.1225">
            <text:p>0,12</text:p>
          </table:table-cell>
          <table:table-cell table:number-columns-repeated="2"/>
          <table:table-cell table:style-name="ce37" office:value-type="float" office:value="20">
            <text:p>20,0</text:p>
          </table:table-cell>
          <table:table-cell table:style-name="ce20" table:formula="of:=5.5/8" office:value-type="float" office:value="0.6875">
            <text:p>0,69</text:p>
          </table:table-cell>
          <table:table-cell table:style-name="ce17" table:formula="of:=[.J5]*[.$K$3]*SQRT([.$K$2]^2-SIN(PI()/4)^2)/[.K5]/SIN(PI()/2)/1000" office:value-type="float" office:value="26.9286965432912">
            <text:p>27</text:p>
          </table:table-cell>
          <table:table-cell table:style-name="ce30" table:formula="of:=[.L5]*SQRT((0.1/5.5/[.K5])^2+(0.1/[.J5])^2+(25/[.$K$3])^2)" office:value-type="float" office:value="1.2641282777581">
            <text:p>1</text:p>
          </table:table-cell>
          <table:table-cell/>
          <table:table-cell table:style-name="ce23" office:value-type="float" office:value="0.999431740010467">
            <text:p>0,99943174</text:p>
          </table:table-cell>
          <table:table-cell table:style-name="ce14" office:value-type="float" office:value="0.00337879944866306">
            <text:p>0,0033787994</text:p>
          </table:table-cell>
          <table:table-cell table:style-name="ce23" office:value-type="float" office:value="0.998192859647634">
            <text:p>0,9981928596</text:p>
          </table:table-cell>
          <table:table-cell table:style-name="ce56" office:value-type="float" office:value="0.00502510838546934">
            <text:p>0,0050251084</text:p>
          </table:table-cell>
          <table:table-cell table:style-name="ce14" office:value-type="float" office:value="0.99996355179869">
            <text:p>0,9999635518</text:p>
          </table:table-cell>
          <table:table-cell table:style-name="ce56" office:value-type="float" office:value="0.000631959401950983">
            <text:p>0,00063195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([.B6]*0.02)^2" office:value-type="float" office:value="0.1936">
            <text:p>0,19</text:p>
          </table:table-cell>
          <table:table-cell office:value-type="float" office:value="20">
            <text:p>20</text:p>
          </table:table-cell>
          <table:table-cell table:formula="of:=([.D6]*0.02)^2" office:value-type="float" office:value="0.16">
            <text:p>0,16</text:p>
          </table:table-cell>
          <table:table-cell office:value-type="float" office:value="20.5">
            <text:p>20,5</text:p>
          </table:table-cell>
          <table:table-cell table:formula="of:=([.F6]*0.02)^2" office:value-type="float" office:value="0.1681">
            <text:p>0,17</text:p>
          </table:table-cell>
          <table:table-cell table:number-columns-repeated="2"/>
          <table:table-cell table:style-name="ce37" office:value-type="float" office:value="23">
            <text:p>23,0</text:p>
          </table:table-cell>
          <table:table-cell table:style-name="ce20" table:formula="of:=5/7" office:value-type="float" office:value="0.714285714285714">
            <text:p>0,71</text:p>
          </table:table-cell>
          <table:table-cell table:style-name="ce17" table:formula="of:=[.J6]*[.$K$3]*SQRT([.$K$2]^2-SIN(PI()/4)^2)/[.K6]/SIN(PI()/2)/1000" office:value-type="float" office:value="29.8067009863554">
            <text:p>30</text:p>
          </table:table-cell>
          <table:table-cell table:style-name="ce30" table:formula="of:=[.L6]*SQRT((0.1/5.5/[.K6])^2+(0.1/[.J6])^2+(25/[.$K$3])^2)" office:value-type="float" office:value="1.38083460463392">
            <text:p>1</text:p>
          </table:table-cell>
          <table:table-cell/>
          <table:table-cell table:style-name="ce23" office:value-type="float" office:value="8793.78944865722">
            <text:p>8793,7894486572</text:p>
          </table:table-cell>
          <table:table-cell table:style-name="ce14" office:value-type="float" office:value="5">
            <text:p>5</text:p>
          </table:table-cell>
          <table:table-cell table:style-name="ce23" office:value-type="float" office:value="2761.8022538781">
            <text:p>2761,8022538781</text:p>
          </table:table-cell>
          <table:table-cell table:style-name="ce56" office:value-type="float" office:value="5">
            <text:p>5</text:p>
          </table:table-cell>
          <table:table-cell table:style-name="ce14" office:value-type="float" office:value="137175.980686582">
            <text:p>137175,980686582</text:p>
          </table:table-cell>
          <table:table-cell table:style-name="ce56"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([.B7]*0.02)^2" office:value-type="float" office:value="0.25">
            <text:p>0,25</text:p>
          </table:table-cell>
          <table:table-cell office:value-type="float" office:value="23">
            <text:p>23</text:p>
          </table:table-cell>
          <table:table-cell table:formula="of:=([.D7]*0.02)^2" office:value-type="float" office:value="0.2116">
            <text:p>0,21</text:p>
          </table:table-cell>
          <table:table-cell office:value-type="float" office:value="23">
            <text:p>23</text:p>
          </table:table-cell>
          <table:table-cell table:formula="of:=([.F7]*0.02)^2" office:value-type="float" office:value="0.2116">
            <text:p>0,21</text:p>
          </table:table-cell>
          <table:table-cell table:number-columns-repeated="2"/>
          <table:table-cell table:style-name="ce37" office:value-type="float" office:value="25.5">
            <text:p>25,5</text:p>
          </table:table-cell>
          <table:table-cell table:style-name="ce20" table:formula="of:=6/7" office:value-type="float" office:value="0.857142857142857">
            <text:p>0,86</text:p>
          </table:table-cell>
          <table:table-cell table:style-name="ce17" table:formula="of:=[.J7]*[.$K$3]*SQRT([.$K$2]^2-SIN(PI()/4)^2)/[.K7]/SIN(PI()/2)/1000" office:value-type="float" office:value="27.5387998243501">
            <text:p>28</text:p>
          </table:table-cell>
          <table:table-cell table:style-name="ce30" table:formula="of:=[.L7]*SQRT((0.1/5.5/[.K7])^2+(0.1/[.J7])^2+(25/[.$K$3])^2)" office:value-type="float" office:value="1.21440259855736">
            <text:p>1</text:p>
          </table:table-cell>
          <table:table-cell/>
          <table:table-cell table:style-name="ce24" office:value-type="float" office:value="0.100392412857143">
            <text:p>0,1003924129</text:p>
          </table:table-cell>
          <table:table-cell table:style-name="ce15" office:value-type="float" office:value="0.0000570814285714291">
            <text:p>5,70814285714291E-005</text:p>
          </table:table-cell>
          <table:table-cell table:style-name="ce24" office:value-type="float" office:value="0.0697402414285715">
            <text:p>0,0697402414</text:p>
          </table:table-cell>
          <table:table-cell table:style-name="ce57" office:value-type="float" office:value="0.000126258571428571">
            <text:p>0,0001262586</text:p>
          </table:table-cell>
          <table:table-cell table:style-name="ce15" office:value-type="float" office:value="0.0547843398222857">
            <text:p>0,0547843398</text:p>
          </table:table-cell>
          <table:table-cell table:style-name="ce57" office:value-type="float" office:value="0.00000199686342857122">
            <text:p>1,99686342857122E-00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([.B8]*0.02)^2" office:value-type="float" office:value="0.3136">
            <text:p>0,31</text:p>
          </table:table-cell>
          <table:table-cell office:value-type="float" office:value="25">
            <text:p>25</text:p>
          </table:table-cell>
          <table:table-cell table:formula="of:=([.D8]*0.02)^2" office:value-type="float" office:value="0.25">
            <text:p>0,25</text:p>
          </table:table-cell>
          <table:table-cell office:value-type="float" office:value="25.3">
            <text:p>25,3</text:p>
          </table:table-cell>
          <table:table-cell table:formula="of:=([.F8]*0.02)^2" office:value-type="float" office:value="0.256036">
            <text:p>0,26</text:p>
          </table:table-cell>
          <table:table-cell table:number-columns-repeated="2"/>
          <table:table-cell table:style-name="ce38" office:value-type="string" table:number-columns-spanned="2" table:number-rows-spanned="1">
            <text:p>h(мкм) = </text:p>
          </table:table-cell>
          <table:covered-table-cell table:style-name="ce43"/>
          <table:table-cell table:style-name="ce47" table:formula="of:=AVERAGE([.L5:.L7])" office:value-type="float" office:value="28.0913991179989">
            <text:p>28</text:p>
          </table:table-cell>
          <table:table-cell table:style-name="ce49" table:formula="of:=SQRT(SUMSQ([.M5:.M7]))" office:value-type="float" office:value="2.23147892200779">
            <text:p>2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.5">
            <text:p>30,5</text:p>
          </table:table-cell>
          <table:table-cell table:formula="of:=([.B9]*0.02)^2" office:value-type="float" office:value="0.3721">
            <text:p>0,37</text:p>
          </table:table-cell>
          <table:table-cell office:value-type="float" office:value="27.5">
            <text:p>27,5</text:p>
          </table:table-cell>
          <table:table-cell table:formula="of:=([.D9]*0.02)^2" office:value-type="float" office:value="0.3025">
            <text:p>0,30</text:p>
          </table:table-cell>
          <table:table-cell office:value-type="float" office:value="27.4">
            <text:p>27,4</text:p>
          </table:table-cell>
          <table:table-cell table:formula="of:=([.F9]*0.02)^2" office:value-type="float" office:value="0.300304">
            <text:p>0,30</text:p>
          </table:table-cell>
          <table:table-cell table:number-columns-repeated="13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5" office:value-type="float" office:value="33">
            <text:p>33</text:p>
          </table:table-cell>
          <table:table-cell table:style-name="ce21" table:formula="of:=([.B10]*0.02)^2" office:value-type="float" office:value="0.4356">
            <text:p>0,44</text:p>
          </table:table-cell>
          <table:table-cell table:style-name="ce24" office:value-type="float" office:value="30">
            <text:p>30</text:p>
          </table:table-cell>
          <table:table-cell table:style-name="ce28" table:formula="of:=([.D10]*0.02)^2" office:value-type="float" office:value="0.36">
            <text:p>0,36</text:p>
          </table:table-cell>
          <table:table-cell table:style-name="ce15" office:value-type="float" office:value="29.3">
            <text:p>29,3</text:p>
          </table:table-cell>
          <table:table-cell table:style-name="ce28" table:formula="of:=([.F10]*0.02)^2" office:value-type="float" office:value="0.343396">
            <text:p>0,34</text:p>
          </table:table-cell>
          <table:table-cell table:number-columns-repeated="13"/>
        </table:table-row>
        <table:table-row table:style-name="ro3">
          <table:table-cell table:style-name="ce2" office:value-type="string">
            <text:p>d<text:span text:style-name="T1">0</text:span><text:span text:style-name="T2">2</text:span>, мм<text:span text:style-name="T2">2</text:span></text:p>
          </table:table-cell>
          <table:table-cell table:style-name="ce16" table:formula="of:=[.P3]" office:value-type="float" office:value="0.0137571428571428" table:number-columns-spanned="2" table:number-rows-spanned="1">
            <text:p>0,014</text:p>
          </table:table-cell>
          <table:covered-table-cell table:style-name="ce16"/>
          <table:table-cell table:style-name="ce16" table:formula="of:=[.R3]" office:value-type="float" office:value="0.00667142857142855" table:number-columns-spanned="2" table:number-rows-spanned="1">
            <text:p>0,007</text:p>
          </table:table-cell>
          <table:covered-table-cell table:style-name="ce16"/>
          <table:table-cell table:style-name="ce29" table:formula="of:=[.T3]" office:value-type="float" office:value="0.0345434285714286" table:number-columns-spanned="2" table:number-rows-spanned="1">
            <text:p>0,035</text:p>
          </table:table-cell>
          <table:covered-table-cell table:style-name="ce29"/>
          <table:table-cell table:number-columns-repeated="13"/>
        </table:table-row>
        <table:table-row table:style-name="ro2">
          <table:table-cell table:style-name="ce6" office:value-type="string">
            <text:p>a, нм</text:p>
          </table:table-cell>
          <table:table-cell table:style-name="ce17" table:formula="of:=1000000*[.B11]/8/[.$B$1]" office:value-type="float" office:value="74.7670807453413" table:number-columns-spanned="2" table:number-rows-spanned="1">
            <text:p>75</text:p>
          </table:table-cell>
          <table:covered-table-cell table:style-name="ce17"/>
          <table:table-cell table:style-name="ce17" table:formula="of:=1000000*[.D11]/8/[.$B$1]" office:value-type="float" office:value="36.2577639751552" table:number-columns-spanned="2" table:number-rows-spanned="1">
            <text:p>36</text:p>
          </table:table-cell>
          <table:covered-table-cell table:style-name="ce17"/>
          <table:table-cell table:style-name="ce30" table:formula="of:=1000000*[.F11]/8/[.$B$1]" office:value-type="float" office:value="187.736024844721" table:number-columns-spanned="2" table:number-rows-spanned="1">
            <text:p>188</text:p>
          </table:table-cell>
          <table:covered-table-cell table:style-name="ce30"/>
          <table:table-cell table:number-columns-repeated="13"/>
        </table:table-row>
        <table:table-row table:style-name="ro2">
          <table:table-cell table:style-name="ce7" office:value-type="string">
            <text:p>λ, нм</text:p>
          </table:table-cell>
          <table:table-cell table:style-name="ce18" table:formula="of:=(10^6)*[.O3]/4/[.$B$1]" office:value-type="float" office:value="650.854037267081" table:number-columns-spanned="2" table:number-rows-spanned="1">
            <text:p>651</text:p>
          </table:table-cell>
          <table:covered-table-cell table:style-name="ce18"/>
          <table:table-cell table:style-name="ce18" table:formula="of:=(10^6)*[.Q3]/4/[.$B$1]" office:value-type="float" office:value="542.468944099379" table:number-columns-spanned="2" table:number-rows-spanned="1">
            <text:p>542</text:p>
          </table:table-cell>
          <table:covered-table-cell table:style-name="ce18"/>
          <table:table-cell table:style-name="ce31" table:formula="of:=(10^6)*[.S3]/4/[.$B$1]" office:value-type="float" office:value="480.796583850932" table:number-columns-spanned="2" table:number-rows-spanned="1">
            <text:p>481</text:p>
          </table:table-cell>
          <table:covered-table-cell table:style-name="ce31"/>
          <table:table-cell table:number-columns-repeated="13"/>
        </table:table-row>
        <table:table-row table:style-name="ro3">
          <table:table-cell table:style-name="ce8" office:value-type="string">
            <text:p><text:span text:style-name="T3">Δ</text:span>d<text:span text:style-name="T1">0</text:span><text:span text:style-name="T2">2</text:span>, мм<text:span text:style-name="T2">2</text:span></text:p>
          </table:table-cell>
          <table:table-cell table:style-name="ce16" table:formula="of:=[.P4]" office:value-type="float" office:value="0.00285560672991195" table:number-columns-spanned="2" table:number-rows-spanned="1">
            <text:p>0,003</text:p>
          </table:table-cell>
          <table:covered-table-cell table:style-name="ce16"/>
          <table:table-cell table:style-name="ce16" table:formula="of:=[.R4]" office:value-type="float" office:value="0.00424699173245136" table:number-columns-spanned="2" table:number-rows-spanned="1">
            <text:p>0,004</text:p>
          </table:table-cell>
          <table:covered-table-cell table:style-name="ce16"/>
          <table:table-cell table:style-name="ce29" table:formula="of:=[.T4]" office:value-type="float" office:value="0.000534103177374562" table:number-columns-spanned="2" table:number-rows-spanned="1">
            <text:p>0,001</text:p>
          </table:table-cell>
          <table:covered-table-cell table:style-name="ce29"/>
          <table:table-cell table:number-columns-repeated="13"/>
        </table:table-row>
        <table:table-row table:style-name="ro1">
          <table:table-cell table:style-name="ce9" office:value-type="string">
            <text:p><text:span text:style-name="T3">Δ</text:span>a, нм</text:p>
          </table:table-cell>
          <table:table-cell table:style-name="ce17" table:formula="of:=[.B12]*SQRT(([.B14]/[.B11])^2+(0.5/[.$B$1])^2)" office:value-type="float" office:value="15.6044824247057" table:number-columns-spanned="2" table:number-rows-spanned="1">
            <text:p>16</text:p>
          </table:table-cell>
          <table:covered-table-cell table:style-name="ce17"/>
          <table:table-cell table:style-name="ce17" table:formula="of:=[.D12]*SQRT(([.D14]/[.D11])^2+(0.5/[.$B$1])^2)" office:value-type="float" office:value="23.0949312653279" table:number-columns-spanned="2" table:number-rows-spanned="1">
            <text:p>23</text:p>
          </table:table-cell>
          <table:covered-table-cell table:style-name="ce17"/>
          <table:table-cell table:style-name="ce30" table:formula="of:=[.F12]*SQRT(([.F14]/[.F11])^2+(0.5/[.$B$1])^2)" office:value-type="float" office:value="5.00821408367678" table:number-columns-spanned="2" table:number-rows-spanned="1">
            <text:p>5</text:p>
          </table:table-cell>
          <table:covered-table-cell table:style-name="ce30"/>
          <table:table-cell table:number-columns-repeated="13"/>
        </table:table-row>
        <table:table-row table:style-name="ro1">
          <table:table-cell table:style-name="ce10" office:value-type="string">
            <text:p><text:span text:style-name="T3">Δ</text:span>λ, нм</text:p>
          </table:table-cell>
          <table:table-cell table:style-name="ce18" table:formula="of:=10^6*[.O4]/4/[.$B$1]" office:value-type="float" office:value="6.94057691857501" table:number-columns-spanned="2" table:number-rows-spanned="1">
            <text:p>7</text:p>
          </table:table-cell>
          <table:covered-table-cell table:style-name="ce18"/>
          <table:table-cell table:style-name="ce18" table:formula="of:=10^6*[.Q4]/4/[.$B$1]" office:value-type="float" office:value="10.3223502322183" table:number-columns-spanned="2" table:number-rows-spanned="1">
            <text:p>10</text:p>
          </table:table-cell>
          <table:covered-table-cell table:style-name="ce18"/>
          <table:table-cell table:style-name="ce31" table:formula="of:=10^6*[.S4]/4/[.$B$1]" office:value-type="float" office:value="1.2981424039219" table:number-columns-spanned="2" table:number-rows-spanned="1">
            <text:p>1</text:p>
          </table:table-cell>
          <table:covered-table-cell table:style-name="ce31"/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13"/>
        </table:table-row>
        <table:table-row table:style-name="ro1">
          <table:table-cell table:style-name="Default">
            <draw:frame table:end-cell-address="Лист1.H37" table:end-x="1.564cm" table:end-y="0.421cm" draw:z-index="0" draw:style-name="gr1" draw:text-style-name="P1" svg:width="11.621cm" svg:height="8.9cm" svg:x="0.281cm" svg:y="0.102cm">
              <draw:object draw:notify-on-update-of-ranges="Лист1.A4:Лист1.A10 Лист1.B2:Лист1.B2 Лист1.C4:Лист1.C10 Лист1.A4:Лист1.A10 Лист1.D2:Лист1.D2 Лист1.E4:Лист1.E10 Лист1.A4:Лист1.A10 Лист1.F2:Лист1.F2 Лист1.G4:Лист1.G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scientific-number number:decimal-places="2" number:min-integer-digits="1" number:min-exponent-digits="1"/>
    </number:number-style>
    <number:number-style style:name="N139">
      <number:scientific-number number:decimal-places="3" number:min-integer-digits="1" number:min-exponent-digits="1"/>
    </number:number-style>
    <number:number-style style:name="N140"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6:16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17T08:58:48.84</meta:creation-date>
    <dc:date>2015-04-24T16:16:39.39</dc:date>
    <dc:creator>Егор Клёнин</dc:creator>
    <meta:editing-duration>PT7H46M43S</meta:editing-duration>
    <meta:editing-cycles>22</meta:editing-cycles>
    <meta:generator>OpenOffice/4.1.1$Win32 OpenOffice.org_project/411m6$Build-9775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9">
      <number:scientific-number number:decimal-places="3" number:min-integer-digits="1" number:min-exponent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1cm" chart:symbol-height="0.1cm" chart:regression-type="linear">
        <chart:symbol-image xlink:href="Pictures/2000000D000000DD000000DD3F0040E4.svm" xlink:type="simple" xlink:actuate="onLoad"/>
      </style:chart-properties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svg:stroke-color="#ff0000"/>
    </style:style>
    <style:style style:name="ch11" style:family="chart" style:data-style-name="N139">
      <style:text-properties fo:color="#ff0000"/>
    </style:style>
    <style:style style:name="ch12" style:family="chart" style:data-style-name="N2">
      <style:chart-properties chart:symbol-type="named-symbol" chart:symbol-name="diamond" chart:symbol-width="0.1cm" chart:symbol-height="0.1cm" chart:regression-type="linear">
        <chart:symbol-image xlink:href="Pictures/2000000D000000DD000000DD8384ABF7.svm" xlink:type="simple" xlink:actuate="onLoad"/>
      </style:chart-properties>
      <style:graphic-properties draw:stroke="none" svg:stroke-width="0.08cm" svg:stroke-color="#00ff00" draw:fill-color="#00ff00" dr3d:edge-rounding="5%"/>
      <style:text-properties fo:font-size="10pt" style:font-size-asian="10pt" style:font-size-complex="10pt"/>
    </style:style>
    <style:style style:name="ch13" style:family="chart">
      <style:graphic-properties svg:stroke-color="#00ff00"/>
    </style:style>
    <style:style style:name="ch14" style:family="chart" style:data-style-name="N139">
      <style:text-properties fo:color="#00ff00"/>
    </style:style>
    <style:style style:name="ch15" style:family="chart" style:data-style-name="N2">
      <style:chart-properties chart:symbol-type="named-symbol" chart:symbol-name="arrow-down" chart:symbol-width="0.1cm" chart:symbol-height="0.1cm" chart:regression-type="linear">
        <chart:symbol-image xlink:href="Pictures/2000000D000000DD000000DD539AEB53.svm" xlink:type="simple" xlink:actuate="onLoad"/>
      </style:chart-properties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16" style:family="chart">
      <style:graphic-properties svg:stroke-color="#0000ff"/>
    </style:style>
    <style:style style:name="ch17" style:family="chart" style:data-style-name="N139">
      <style:graphic-properties draw:fill-color="#0000ff"/>
      <style:text-properties fo:color="#0000f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1.622cm" svg:height="8.901cm" xlink:href=".." xlink:type="simple" chart:class="chart:scatter" chart:style-name="ch1">
        <chart:title svg:x="4.01cm" svg:y="0.113cm" chart:style-name="ch2">
          <text:p>Кольца Ньютона</text:p>
        </chart:title>
        <chart:legend svg:x="0cm" svg:y="7.175cm" style:legend-expansion="custom" chartooo:width="11.621cm" chartooo:height="1.725cm" style:legend-expansion-aspect-ratio="6.7368115942029" chart:style-name="ch3"/>
        <chart:plot-area chart:style-name="ch4" table:cell-range-address="Лист1.A4:Лист1.A10 Лист1.B2:Лист1.B2 Лист1.C4:Лист1.C10 Лист1.D2:Лист1.D2 Лист1.E4:Лист1.E10 Лист1.F2:Лист1.F2 Лист1.G4:Лист1.G10" chart:data-source-has-labels="row" svg:x="0.233cm" svg:y="0.842cm" svg:width="10.948cm" svg:height="6.333cm">
          <chartooo:coordinate-region svg:x="1.145cm" svg:y="1.054cm" svg:width="9.942cm" svg:height="5.448cm"/>
          <chart:axis chart:dimension="x" chart:name="primary-x" chart:style-name="ch5">
            <chart:title svg:x="10.654cm" svg:y="5.878cm" chart:style-name="ch6">
              <text:p>m</text:p>
            </chart:title>
          </chart:axis>
          <chart:axis chart:dimension="y" chart:name="primary-y" chart:style-name="ch7">
            <chart:title svg:x="1.109cm" svg:y="0.396cm" chart:style-name="ch6">
              <text:p>d, мм ²</text:p>
            </chart:title>
            <chart:grid chart:style-name="ch8" chart:class="major"/>
          </chart:axis>
          <chart:series chart:style-name="ch9" chart:values-cell-range-address="Лист1.C4:Лист1.C10" chart:label-cell-address="Лист1.B2:Лист1.B2" chart:class="chart:scatter">
            <chart:domain table:cell-range-address="Лист1.A4:Лист1.A10"/>
            <chart:regression-curve chart:style-name="ch10">
              <chart:equation svg:x="1.145cm" svg:y="0.973cm" chart:style-name="ch11"/>
            </chart:regression-curve>
            <chart:data-point chart:repeated="7"/>
          </chart:series>
          <chart:series chart:style-name="ch12" chart:values-cell-range-address="Лист1.E4:Лист1.E10" chart:label-cell-address="Лист1.D2:Лист1.D2" chart:class="chart:scatter">
            <chart:regression-curve chart:style-name="ch13">
              <chart:equation svg:x="1.139cm" svg:y="1.543cm" chart:style-name="ch14"/>
            </chart:regression-curve>
            <chart:data-point chart:repeated="7"/>
          </chart:series>
          <chart:series chart:style-name="ch15" chart:values-cell-range-address="Лист1.G4:Лист1.G10" chart:label-cell-address="Лист1.F2:Лист1.F2" chart:class="chart:scatter">
            <chart:regression-curve chart:style-name="ch16">
              <chart:equation svg:x="1.173cm" svg:y="2.089cm" chart:style-name="ch17"/>
            </chart:regression-curve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Красный</text:p>
                <draw:g>
                  <svg:desc>Лист1.B2:Лист1.B2</svg:desc>
                </draw:g>
              </table:table-cell>
              <table:table-cell office:value-type="string">
                <text:p>Зеленый</text:p>
                <draw:g>
                  <svg:desc>Лист1.D2:Лист1.D2</svg:desc>
                </draw:g>
              </table:table-cell>
              <table:table-cell office:value-type="string">
                <text:p>Синий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4:Лист1.A10</svg:desc>
                </draw:g>
              </table:table-cell>
              <table:table-cell office:value-type="float" office:value="0.0784">
                <text:p>0.0784</text:p>
                <draw:g>
                  <svg:desc>Лист1.C4:Лист1.C10</svg:desc>
                </draw:g>
              </table:table-cell>
              <table:table-cell office:value-type="float" office:value="0.0576">
                <text:p>0.0576</text:p>
                <draw:g>
                  <svg:desc>Лист1.E4:Лист1.E10</svg:desc>
                </draw:g>
              </table:table-cell>
              <table:table-cell office:value-type="float" office:value="0.0784">
                <text:p>0.0784</text:p>
                <draw:g>
                  <svg:desc>Лист1.G4:Лист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96">
                <text:p>0.1296</text:p>
              </table:table-cell>
              <table:table-cell office:value-type="float" office:value="0.1024">
                <text:p>0.1024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936">
                <text:p>0.1936</text:p>
              </table:table-cell>
              <table:table-cell office:value-type="float" office:value="0.16">
                <text:p>0.16</text:p>
              </table:table-cell>
              <table:table-cell office:value-type="float" office:value="0.1681">
                <text:p>0.1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2116">
                <text:p>0.2116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136">
                <text:p>0.3136</text:p>
              </table:table-cell>
              <table:table-cell office:value-type="float" office:value="0.25">
                <text:p>0.25</text:p>
              </table:table-cell>
              <table:table-cell office:value-type="float" office:value="0.256036">
                <text:p>0.256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3721">
                <text:p>0.3721</text:p>
              </table:table-cell>
              <table:table-cell office:value-type="float" office:value="0.3025">
                <text:p>0.3025</text:p>
              </table:table-cell>
              <table:table-cell office:value-type="float" office:value="0.300304">
                <text:p>0.300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356">
                <text:p>0.4356</text:p>
              </table:table-cell>
              <table:table-cell office:value-type="float" office:value="0.36">
                <text:p>0.36</text:p>
              </table:table-cell>
              <table:table-cell office:value-type="float" office:value="0.343396">
                <text:p>0.343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